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D000004100E134ECE.png" manifest:media-type="image/png"/>
  <manifest:file-entry manifest:full-path="Pictures/100000010000034C0000043CE3DDA5D3.png" manifest:media-type="image/png"/>
  <manifest:file-entry manifest:full-path="Pictures/10000001000003BE000002D35D1AEA1D.png" manifest:media-type="image/png"/>
  <manifest:file-entry manifest:full-path="Pictures/10000001000002FB000002C27398ED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3.945cm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925cm" fo:min-width="3.628cm" loext:decorative="fals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973cm" fo:min-width="3.628cm" loext:decorative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607cm" fo:min-width="7.755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-0.347cm, 2.692cm, 0cm, 0cm)" draw:image-opacity="25%" style:mirror="none" loext:decorative="fals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337cm" fo:min-width="2.993cm" loext:decorative="fals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337cm" fo:min-width="13.71cm" loext:decorative="false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31cm" loext:decorative="fals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3.31cm" loext:decorative="fals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2.675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723cm" loext:decorative="fals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1.723cm" loext:decorative="fals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338cm" fo:min-width="4.58cm" loext:decorative="fals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3.243cm" fo:min-width="2.993cm" loext:decorative="fals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4.196cm" fo:min-width="3.627cm" loext:decorative="fals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437cm" fo:min-width="1.722cm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2.674cm" loext:decorative="fals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973cm" fo:min-width="5.53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28cm" svg:height="14.806cm" svg:x="6.299cm" svg:y="2.057cm">
          <draw:image xlink:href="Pictures/100000010000034C0000043CE3DDA5D3.png" xlink:type="simple" xlink:show="embed" xlink:actuate="onLoad" draw:mime-type="image/png">
            <text:p/>
          </draw:image>
        </draw:frame>
        <draw:custom-shape draw:style-name="gr2" draw:text-style-name="P2" draw:layer="layout" svg:width="4.445cm" svg:height="1.905cm" svg:x="9.572cm" svg:y="1.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9.572cm" svg:y="1.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0.842cm" svg:y="4.5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28cm" svg:height="3.175cm" svg:x="7.667cm" svg:y="7.1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8cm" svg:height="2.223cm" svg:x="12.747cm" svg:y="7.1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255cm" svg:height="2.857cm" svg:x="8.302cm" svg:y="1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4.445cm" svg:height="1.905cm" svg:x="9.572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9.57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0.842cm" svg:y="6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28cm" svg:height="3.175cm" svg:x="7.667cm" svg:y="8.9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255cm" svg:height="2.857cm" svg:x="8.302cm" svg:y="13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684cm" svg:height="14.338cm" svg:x="2.201cm" svg:y="3.54cm">
          <draw:image xlink:href="Pictures/10000001000003BE000002D35D1AEA1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" draw:text-style-name="P2" draw:layer="layout" svg:width="4.445cm" svg:height="1.905cm" svg:x="11.228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1.228cm" svg:y="3.4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2.498cm" svg:y="6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28cm" svg:height="3.175cm" svg:x="9.323cm" svg:y="8.8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255cm" svg:height="2.857cm" svg:x="9.958cm" svg:y="13.749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6.192cm" svg:height="14.605cm" svg:x="3.857cm" svg:y="3.222cm">
          <draw:image xlink:href="Pictures/10000001000002FB000002C27398ED96.png" xlink:type="simple" xlink:show="embed" xlink:actuate="onLoad" draw:mime-type="image/png">
            <text:p/>
          </draw:image>
        </draw:frame>
        <draw:custom-shape draw:style-name="gr8" draw:text-style-name="P2" draw:layer="layout" svg:width="3.493cm" svg:height="1.587cm" svg:x="5.513cm" svg:y="5.3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93cm" svg:height="1.587cm" svg:x="10.913cm" svg:y="5.3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93cm" svg:height="1.587cm" svg:x="10.913cm" svg:y="5.3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93cm" svg:height="1.587cm" svg:x="15.913cm" svg:y="5.3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21cm" svg:height="1.587cm" svg:x="5.196cm" svg:y="2.994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1cm" svg:height="1.27cm" svg:x="10.911cm" svg:y="11.3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1cm" svg:height="0.635cm" svg:x="10.911cm" svg:y="9.93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75cm" svg:height="0.635cm" svg:x="11.228cm" svg:y="14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75cm" svg:height="0.635cm" svg:x="16.626cm" svg:y="14.6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75cm" svg:height="0.635cm" svg:x="5.831cm" svg:y="14.48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2" draw:layer="layout" svg:width="3.175cm" svg:height="0.635cm" svg:x="16.626cm" svg:y="14.60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5.455cm" svg:height="17.999cm" svg:x="4.912cm" svg:y="3.857cm">
          <draw:image xlink:href="Pictures/100000010000037D000004100E134ECE.png" xlink:type="simple" xlink:show="embed" xlink:actuate="onLoad" draw:mime-type="image/png">
            <text:p/>
          </draw:image>
        </draw:frame>
        <draw:custom-shape draw:style-name="gr14" draw:text-style-name="P2" draw:layer="layout" svg:width="2.223cm" svg:height="0.635cm" svg:x="11.477cm" svg:y="3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23cm" svg:height="0.953cm" svg:x="7.667cm" svg:y="4.49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23cm" svg:height="0.953cm" svg:x="7.667cm" svg:y="4.4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8cm" svg:height="1.588cm" svg:x="13.7cm" svg:y="4.2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493cm" svg:height="3.493cm" svg:x="9.572cm" svg:y="9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127cm" svg:height="4.446cm" svg:x="15.605cm" svg:y="9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222cm" svg:height="1.687cm" svg:x="14.335cm" svg:y="6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174cm" svg:height="1.905cm" svg:x="5.128cm" svg:y="9.2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174cm" svg:height="1.905cm" svg:x="9.891cm" svg:y="10.8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032cm" svg:height="2.223cm" svg:x="9.255cm" svg:y="17.8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3T21:20:35.262000000</meta:creation-date>
    <meta:print-date>2024-10-14T10:36:50.156000000</meta:print-date>
    <dc:date>2024-10-14T10:45:40.313000000</dc:date>
    <meta:editing-duration>PT9H58S</meta:editing-duration>
    <meta:editing-cycles>4</meta:editing-cycles>
    <meta:generator>LibreOffice/24.8.2.1$Windows_X86_64 LibreOffice_project/0f794b6e29741098670a3b95d60478a65d05ef13</meta:generator>
    <meta:document-statistic meta:object-count="41"/>
  </office:meta>
</office:document-meta>
</file>